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ymbol1" svg:font-family="'Segoe UI 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margin-left="0in" fo:margin-right="0in" fo:margin-top="0in" fo:margin-bottom="0.0972in" loext:contextual-spacing="false" fo:line-height="0.2in" fo:text-align="start" style:justify-single-word="false" fo:text-indent="0in" style:auto-text-indent="false"/>
      <style:text-properties officeooo:paragraph-rsid="002bded2"/>
    </style:style>
    <style:style style:name="P3" style:family="paragraph" style:parent-style-name="Standard">
      <style:paragraph-properties fo:margin-left="0in" fo:margin-right="0in" fo:margin-top="0in" fo:margin-bottom="0.0972in" loext:contextual-spacing="false" fo:line-height="0.2in" fo:text-align="start" style:justify-single-word="false" fo:text-indent="0in" style:auto-text-indent="false"/>
      <style:text-properties officeooo:rsid="0025c866" officeooo:paragraph-rsid="002bded2"/>
    </style:style>
    <style:style style:name="P4" style:family="paragraph" style:parent-style-name="Standard">
      <style:paragraph-properties fo:margin-left="0in" fo:margin-right="0in" fo:margin-top="0in" fo:margin-bottom="0.0972in" loext:contextual-spacing="false" fo:line-height="0.2in" fo:text-align="start" style:justify-single-word="false" fo:text-indent="0in" style:auto-text-indent="false"/>
      <style:text-properties officeooo:rsid="000b9639" officeooo:paragraph-rsid="002bded2"/>
    </style:style>
    <style:style style:name="P5" style:family="paragraph" style:parent-style-name="Standard">
      <style:paragraph-properties fo:margin-left="0in" fo:margin-right="0in" fo:margin-top="0in" fo:margin-bottom="0.0972in" loext:contextual-spacing="false" fo:line-height="0.2in" fo:text-align="start" style:justify-single-word="false" fo:text-indent="0in" style:auto-text-indent="false"/>
      <style:text-properties fo:color="#00000a" style:font-name="Times New Roman1" fo:font-size="14pt" fo:letter-spacing="normal" officeooo:paragraph-rsid="002bded2" fo:background-color="transparent" style:font-name-asian="Times New Roman2" style:font-size-asian="14pt" style:font-name-complex="Times New Roman2"/>
    </style:style>
    <style:style style:name="P6" style:family="paragraph" style:parent-style-name="Standard">
      <style:paragraph-properties fo:margin-left="0in" fo:margin-right="0in" fo:margin-top="0in" fo:margin-bottom="0.0972in" loext:contextual-spacing="false" fo:line-height="0.2in" fo:text-align="start" style:justify-single-word="false" fo:text-indent="0in" style:auto-text-indent="false"/>
      <style:text-properties officeooo:rsid="002bded2" officeooo:paragraph-rsid="002bded2"/>
    </style:style>
    <style:style style:name="P7" style:family="paragraph" style:parent-style-name="Standard">
      <style:paragraph-properties fo:margin-left="0in" fo:margin-right="0in" fo:margin-top="0.1665in" fo:margin-bottom="0.0835in" loext:contextual-spacing="false" fo:line-height="0.1665in" fo:text-align="start" style:justify-single-word="false" fo:text-indent="0in" style:auto-text-indent="false"/>
      <style:text-properties fo:font-size="12pt" officeooo:rsid="00224a52" officeooo:paragraph-rsid="002bded2" style:font-size-asian="12pt" style:font-size-complex="12pt"/>
    </style:style>
    <style:style style:name="P8" style:family="paragraph" style:parent-style-name="Standard" style:list-style-name="WWNum1">
      <style:paragraph-properties fo:margin-top="0in" fo:margin-bottom="0.0972in" loext:contextual-spacing="false" fo:line-height="0.2in" fo:text-align="start" style:justify-single-word="false"/>
      <style:text-properties officeooo:paragraph-rsid="002bded2"/>
    </style:style>
    <style:style style:name="P9" style:family="paragraph" style:parent-style-name="Standard" style:list-style-name="WWNum1">
      <style:paragraph-properties fo:margin-top="0in" fo:margin-bottom="0.0972in" loext:contextual-spacing="false" fo:line-height="0.2in" fo:text-align="start" style:justify-single-word="false"/>
      <style:text-properties officeooo:rsid="001bdef9" officeooo:paragraph-rsid="002bded2"/>
    </style:style>
    <style:style style:name="P10" style:family="paragraph" style:parent-style-name="Standard" style:list-style-name="L1">
      <style:paragraph-properties fo:margin-top="0in" fo:margin-bottom="0.0972in" loext:contextual-spacing="false" fo:line-height="0.2in" fo:text-align="start" style:justify-single-word="false"/>
      <style:text-properties officeooo:rsid="002bded2" officeooo:paragraph-rsid="002bded2"/>
    </style:style>
    <style:style style:name="P11" style:family="paragraph" style:parent-style-name="Standard" style:list-style-name="L2">
      <style:paragraph-properties fo:margin-top="0in" fo:margin-bottom="0.0972in" loext:contextual-spacing="false" fo:line-height="0.2in" fo:text-align="start" style:justify-single-word="false"/>
      <style:text-properties fo:font-weight="bold" officeooo:rsid="002bded2" officeooo:paragraph-rsid="002bded2" style:font-weight-asian="bold" style:font-weight-complex="bold"/>
    </style:style>
    <style:style style:name="P12" style:family="paragraph" style:parent-style-name="Standard" style:list-style-name="L2">
      <style:paragraph-properties fo:margin-top="0in" fo:margin-bottom="0.0972in" loext:contextual-spacing="false" fo:line-height="0.2in" fo:text-align="start" style:justify-single-word="false"/>
      <style:text-properties fo:font-weight="bold" officeooo:rsid="002bded2" officeooo:paragraph-rsid="002d5048" style:font-weight-asian="bold" style:font-weight-complex="bold"/>
    </style:style>
    <style:style style:name="P13" style:family="paragraph" style:parent-style-name="Standard" style:list-style-name="L2">
      <style:paragraph-properties fo:margin-top="0in" fo:margin-bottom="0.0972in" loext:contextual-spacing="false" fo:line-height="0.2in" fo:text-align="start" style:justify-single-word="false"/>
      <style:text-properties fo:font-weight="bold" officeooo:rsid="002d5048" officeooo:paragraph-rsid="002d5048" style:font-weight-asian="bold" style:font-weight-complex="bold"/>
    </style:style>
    <style:style style:name="P14" style:family="paragraph" style:parent-style-name="Standard" style:list-style-name="L3">
      <style:paragraph-properties fo:margin-top="0in" fo:margin-bottom="0.0972in" loext:contextual-spacing="false" fo:line-height="0.2in" fo:text-align="start" style:justify-single-word="false"/>
      <style:text-properties officeooo:rsid="0030d825" officeooo:paragraph-rsid="0030d825"/>
    </style:style>
    <style:style style:name="P15" style:family="paragraph" style:parent-style-name="Text_20_body" style:list-style-name="WWNum1">
      <style:text-properties officeooo:paragraph-rsid="002bded2"/>
    </style:style>
    <style:style style:name="P16" style:family="paragraph" style:parent-style-name="Text_20_body">
      <style:paragraph-properties fo:text-align="start" style:justify-single-word="false"/>
      <style:text-properties officeooo:paragraph-rsid="002bded2"/>
    </style:style>
    <style:style style:name="P17" style:family="paragraph" style:parent-style-name="Text_20_body">
      <style:paragraph-properties fo:text-align="start" style:justify-single-word="false"/>
      <style:text-properties officeooo:paragraph-rsid="001ad6c9"/>
    </style:style>
    <style:style style:name="P18" style:family="paragraph" style:parent-style-name="Text_20_body">
      <style:text-properties officeooo:paragraph-rsid="002bded2"/>
    </style:style>
    <style:style style:name="P19" style:family="paragraph" style:parent-style-name="Text_20_body">
      <style:paragraph-properties fo:text-align="start" style:justify-single-word="false"/>
      <style:text-properties officeooo:rsid="002bded2" officeooo:paragraph-rsid="002bded2"/>
    </style:style>
    <style:style style:name="P20" style:family="paragraph" style:parent-style-name="Text_20_body">
      <style:paragraph-properties fo:text-align="start" style:justify-single-word="false"/>
      <style:text-properties officeooo:rsid="002f2ec4" officeooo:paragraph-rsid="002f2ec4"/>
    </style:style>
    <style:style style:name="P21" style:family="paragraph" style:parent-style-name="Text_20_body">
      <style:paragraph-properties fo:text-align="start" style:justify-single-word="false"/>
      <style:text-properties officeooo:rsid="002f2ec4" officeooo:paragraph-rsid="0030d825"/>
    </style:style>
    <style:style style:name="P22" style:family="paragraph" style:parent-style-name="Text_20_body">
      <style:paragraph-properties fo:text-align="start" style:justify-single-word="false"/>
      <style:text-properties officeooo:rsid="003168b7" officeooo:paragraph-rsid="003168b7"/>
    </style:style>
    <style:style style:name="P23" style:family="paragraph" style:parent-style-name="Heading_20_1" style:master-page-name="Standard">
      <style:paragraph-properties fo:margin-top="0.1665in" fo:margin-bottom="0.0835in" loext:contextual-spacing="false" fo:text-align="center" style:justify-single-word="false" style:page-number="auto"/>
      <style:text-properties officeooo:paragraph-rsid="002bded2"/>
    </style:style>
    <style:style style:name="T1" style:family="text">
      <style:text-properties fo:font-size="18pt" style:rfc-language-tag="mn-Cyrl-MN" fo:language="mn" fo:script="Cyrl" fo:country="MN" officeooo:rsid="0025c866" style:font-size-asian="18pt"/>
    </style:style>
    <style:style style:name="T2" style:family="text">
      <style:text-properties fo:font-size="18pt" style:font-size-asian="18pt"/>
    </style:style>
    <style:style style:name="T3" style:family="text">
      <style:text-properties style:rfc-language-tag="mn-Cyrl-MN" fo:language="mn" fo:script="Cyrl" fo:country="MN"/>
    </style:style>
    <style:style style:name="T4" style:family="text">
      <style:text-properties style:rfc-language-tag="mn-Cyrl-MN" fo:language="mn" fo:script="Cyrl" fo:country="MN" officeooo:rsid="0003815b"/>
    </style:style>
    <style:style style:name="T5" style:family="text">
      <style:text-properties officeooo:rsid="0003815b"/>
    </style:style>
    <style:style style:name="T6" style:family="text">
      <style:text-properties officeooo:rsid="0005449d"/>
    </style:style>
    <style:style style:name="T7" style:family="text">
      <style:text-properties fo:font-size="12pt" style:font-size-asian="12pt" style:font-size-complex="12pt"/>
    </style:style>
    <style:style style:name="T8" style:family="text">
      <style:text-properties officeooo:rsid="001fb9c4"/>
    </style:style>
    <style:style style:name="T9" style:family="text">
      <style:text-properties fo:color="#00000a" style:font-name="Times New Roman1" fo:font-size="18pt" fo:letter-spacing="normal" fo:background-color="transparent" loext:char-shading-value="0" style:font-name-asian="Times New Roman2" style:font-size-asian="18pt" style:font-name-complex="Times New Roman2"/>
    </style:style>
    <style:style style:name="T10" style:family="text">
      <style:text-properties fo:color="#00000a" style:font-name="Times New Roman1" fo:font-size="18pt" fo:letter-spacing="normal" style:rfc-language-tag="mn-Cyrl-MN" fo:language="mn" fo:script="Cyrl" fo:country="MN" officeooo:rsid="0025c866" fo:background-color="transparent" loext:char-shading-value="0" style:font-name-asian="Times New Roman2" style:font-size-asian="18pt" style:font-name-complex="Times New Roman2"/>
    </style:style>
    <style:style style:name="T11" style:family="text">
      <style:text-properties fo:color="#00000a" style:font-name="Times New Roman1" fo:font-size="12pt" fo:letter-spacing="normal" fo:background-color="transparent" loext:char-shading-value="0" style:font-name-asian="Times New Roman2" style:font-size-asian="12pt" style:font-name-complex="Times New Roman2"/>
    </style:style>
    <style:style style:name="T12" style:family="text">
      <style:text-properties fo:color="#00000a" style:font-name="Times New Roman1" fo:font-size="12pt" fo:letter-spacing="normal" officeooo:rsid="0005449d" fo:background-color="transparent" loext:char-shading-value="0" style:font-name-asian="Times New Roman2" style:font-size-asian="12pt" style:font-name-complex="Times New Roman2"/>
    </style:style>
    <style:style style:name="T13" style:family="text">
      <style:text-properties fo:color="#00000a" style:font-name="Times New Roman1" fo:font-size="12pt" fo:letter-spacing="normal" officeooo:rsid="0027831c" fo:background-color="transparent" loext:char-shading-value="0" style:font-name-asian="Times New Roman2" style:font-size-asian="12pt" style:font-name-complex="Times New Roman2" style:font-size-complex="12pt"/>
    </style:style>
    <style:style style:name="T14" style:family="text">
      <style:text-properties fo:color="#00000a" style:font-name="Times New Roman1" fo:font-size="12pt" fo:letter-spacing="normal" fo:background-color="transparent" loext:char-shading-value="0" style:font-name-asian="Times New Roman2" style:font-size-asian="12pt" style:font-name-complex="Times New Roman2" style:font-size-complex="12pt"/>
    </style:style>
    <style:style style:name="T15" style:family="text">
      <style:text-properties fo:color="#00000a" style:font-name="Times New Roman1" fo:font-size="12pt" fo:letter-spacing="normal" officeooo:rsid="002d5048" fo:background-color="transparent" loext:char-shading-value="0" style:font-name-asian="Times New Roman2" style:font-size-asian="12pt" style:font-name-complex="Times New Roman2"/>
    </style:style>
    <style:style style:name="T16" style:family="text">
      <style:text-properties fo:color="#00000a" style:font-name="Times New Roman1" fo:font-size="12pt" fo:letter-spacing="normal" officeooo:rsid="0030d825" fo:background-color="transparent" loext:char-shading-value="0" style:font-name-asian="Times New Roman2" style:font-size-asian="12pt" style:font-name-complex="Times New Roman2"/>
    </style:style>
    <style:style style:name="T17" style:family="text">
      <style:text-properties fo:color="#00000a" style:font-name="Times New Roman1" fo:font-size="12pt" fo:letter-spacing="normal" style:rfc-language-tag="mn-Cyrl-MN" fo:language="mn" fo:script="Cyrl" fo:country="MN" officeooo:rsid="00294c1a" fo:background-color="transparent" loext:char-shading-value="0" style:font-name-asian="Times New Roman2" style:font-size-asian="12pt" style:font-name-complex="Times New Roman2"/>
    </style:style>
    <style:style style:name="T18" style:family="text">
      <style:text-properties fo:color="#00000a" style:font-name="Times New Roman1" fo:font-size="12pt" fo:letter-spacing="normal" fo:font-weight="normal" fo:background-color="transparent" loext:char-shading-value="0" style:font-name-asian="Times New Roman2" style:font-size-asian="12pt" style:font-weight-asian="normal" style:font-name-complex="Times New Roman2" style:font-weight-complex="normal"/>
    </style:style>
    <style:style style:name="T19" style:family="text">
      <style:text-properties fo:color="#00000a" style:font-name="Times New Roman1" fo:font-size="12pt" fo:letter-spacing="normal" fo:font-weight="normal" officeooo:rsid="002d5048" fo:background-color="transparent" loext:char-shading-value="0" style:font-name-asian="Times New Roman2" style:font-size-asian="12pt" style:font-weight-asian="normal" style:font-name-complex="Times New Roman2" style:font-weight-complex="normal"/>
    </style:style>
    <style:style style:name="T20" style:family="text">
      <style:text-properties fo:color="#00000a" style:font-name="Times New Roman1" fo:letter-spacing="normal" fo:background-color="transparent" loext:char-shading-value="0" style:font-name-asian="Times New Roman2" style:font-name-complex="Times New Roman2"/>
    </style:style>
    <style:style style:name="T21" style:family="text">
      <style:text-properties fo:color="#00000a" style:font-name="Times New Roman1" fo:font-size="14pt" fo:letter-spacing="normal" fo:background-color="transparent" loext:char-shading-value="0" style:font-name-asian="Times New Roman2" style:font-size-asian="14pt" style:font-name-complex="Times New Roman2"/>
    </style:style>
    <style:style style:name="T22" style:family="text">
      <style:text-properties fo:color="#00000a" style:font-name="Segoe UI Symbol" fo:font-size="18pt" fo:letter-spacing="normal" fo:background-color="transparent" loext:char-shading-value="0" style:font-name-asian="Segoe UI Symbol1" style:font-size-asian="18pt" style:font-name-complex="Segoe UI Symbol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span text:style-name="T1"><text:tab/></text:span><text:span text:style-name="T10">Удамшил лабораторийн Ажил </text:span><text:span text:style-name="T2"><text:line-break/></text:span><text:span text:style-name="T9">(Лаборатори </text:span><text:span text:style-name="T22">№</text:span><text:span text:style-name="T9">9)</text:span></text:h>
      <text:p text:style-name="P1"><text:span text:style-name="T4">Х</text:span><text:span text:style-name="T3">.</text:span><text:span text:style-name="T4">Нямдорж</text:span></text:p>
      <text:p text:style-name="P1"><text:span text:style-name="T3">ХШУИС, МКУТ-ийн </text:span><text:span text:style-name="T4">оюутан</text:span><text:span text:style-name="T3">, </text:span><text:span text:style-name="T4">nyamdorj</text:span>@<text:span text:style-name="T5">stud.num</text:span>.edu.mn</text:p>
      <text:h text:style-name="Heading_20_1" text:outline-level="1">1. ОРШИЛ/УДИРТГАЛ</text:h>
      <text:p text:style-name="P2"><text:span text:style-name="T11">Удамшил гэж юу, түүнийг хэрхэн ашигладаг вэ, удамшлыг ашигласны давуу талууд болон хэдэн төрлийн удамшлын хэлбэр байдаг талаар бичсэн.</text:span></text:p>
      <text:h text:style-name="Heading_20_1" text:outline-level="1">2. ЗОРИЛГО</text:h>
      <text:p text:style-name="P3"><text:span text:style-name="T11">Өгөгдсөн лабораторын ажлыг зааврын дагуу удамшил ашиглан хийж гүйцэтгэх.</text:span></text:p>
      <text:list xml:id="list215568864" text:style-name="WWNum1">
        <text:list-item>
          <text:p text:style-name="P8"><text:span text:style-name="T11">Удамшил гэж юу вэ,</text:span></text:p>
        </text:list-item>
        <text:list-item>
          <text:p text:style-name="P9"><text:span text:style-name="T11">Удамшлын горим,</text:span></text:p>
        </text:list-item>
        <text:list-item>
          <text:p text:style-name="P15"><text:span text:style-name="T11">Удамшлын давуу талууд</text:span>, </text:p>
        </text:list-item>
        <text:list-item>
          <text:p text:style-name="P8"><text:span text:style-name="T11">Удамшлын төрлүүд, </text:span></text:p>
        </text:list-item>
        <text:list-item>
          <text:p text:style-name="P8"><text:span text:style-name="T11">Удамшил ба байгуулагч функц,</text:span></text:p>
        </text:list-item>
        <text:list-item>
          <text:p text:style-name="P8"><text:span text:style-name="T11">Удамшил ба устгагч функц </text:span></text:p>
        </text:list-item>
      </text:list>
      <text:p text:style-name="P17">3. ОНОЛЫН СУДАЛГАА</text:p>
      <text:p text:style-name="P16">3.<text:span text:style-name="T6">1 </text:span><text:span text:style-name="T12">Удамшил</text:span></text:p>
      <text:p text:style-name="P19"><text:span text:style-name="T7">Бэлэн байгаа классаас дахин шинэ класс үүсгэх арга технологийг удамшил гэнэ. Шинээр үүссэн класс нь өмнөх классынхаа шинжийг өвлөн авж үүсдэг. Удамшлаар үүсэх класс өмнөх классынхаа бүх эсвэл зарим шинжийг өвлөн авах ба үүнийг байгаа классаас шинээр класс үүсгэх удамшлын механизм гэнэ. Удамшил үе дамжих шинжтэй. <text:s/></text:span></text:p>
      <text:p text:style-name="P16">3.<text:span text:style-name="T8">2</text:span> <text:span text:style-name="T11">Удамшлын горим</text:span></text:p>
      <text:p text:style-name="P20"><text:span text:style-name="T11">Удамших горимыг зааж өгөхгүй бол private горимоор удамшидаг. Эх класс private горимоор удамшивал эх классын public гишүүд хүүхэд классын private гишүүд болно. Эх класс private горимоор удамшиж байвал эх классын private гишүүд огт удамшихгүй. Харин protected гишүүд хүүхэд классынхаа private гишүүд болно. <text:s/></text:span></text:p>
      <text:p text:style-name="P21"><text:span text:style-name="T11">Эх класс public горимоор удамшивал эх классын public гишүүд хүүхэд классын public гишүүд болно. Мөн </text:span><text:span text:style-name="T16">э</text:span><text:span text:style-name="T11">х класс public горимоор удамшиж бай</text:span><text:span text:style-name="T16">сан ч </text:span><text:span text:style-name="T11">эх классын private гишүүд огт удамшихгүй. <text:s/>Харин protected гишүүд хүүхэд классынхаа protected гишүүд болно. <text:s/></text:span></text:p>
      <text:p text:style-name="P2"><text:span text:style-name="T11">3.3 Удамшлын давуу талууд</text:span></text:p>
      <text:list xml:id="list1602405420" text:style-name="L3">
        <text:list-item>
          <text:p text:style-name="P14"><text:span text:style-name="T11">Хийх ажлын хэмжээг багасгана.</text:span></text:p>
        </text:list-item>
        <text:list-item>
          <text:p text:style-name="P14"><text:soft-page-break/><text:span text:style-name="T11">Програмд гарах алдаа багасна.</text:span></text:p>
        </text:list-item>
        <text:list-item>
          <text:p text:style-name="P14"><text:span text:style-name="T11">Нэг классыг өргөтгөж бичих боломжтой.</text:span></text:p>
        </text:list-item>
      </text:list>
      <text:p text:style-name="P2"><text:span text:style-name="T11">3.4 Удамшлын төрлүүд</text:span></text:p>
      <text:p text:style-name="P6"><text:span text:style-name="T11">Удамшилын 5н төрөл байдаг.</text:span></text:p>
      <text:list xml:id="list4083662307" text:style-name="L1">
        <text:list-item>
          <text:p text:style-name="P10"><text:span text:style-name="T11">Нэг-нэг буюу дан, энгийн </text:span></text:p>
        </text:list-item>
        <text:list-item>
          <text:p text:style-name="P10"><text:span text:style-name="T11">Олон-нэг буюу нийлмэл</text:span></text:p>
        </text:list-item>
        <text:list-item>
          <text:p text:style-name="P10"><text:span text:style-name="T11">Олон түвшинт</text:span></text:p>
        </text:list-item>
        <text:list-item>
          <text:p text:style-name="P10"><text:span text:style-name="T11">Шаталсан</text:span></text:p>
        </text:list-item>
        <text:list-item>
          <text:p text:style-name="P10"><text:span text:style-name="T11">Холимог удамшил.</text:span></text:p>
        </text:list-item>
      </text:list>
      <text:list xml:id="list472753014" text:style-name="L2">
        <text:list-item>
          <text:p text:style-name="P11"><text:span text:style-name="T11">Нэг-нэг удамшил: </text:span><text:span text:style-name="T18">Удамших класс зөвхөн нэг эх класстай байна. </text:span><text:span text:style-name="T19">Гэхдээ удамших дэд класс бүр заавал эх классынхаа дэд бүлэг байх албагүй.</text:span></text:p>
        </text:list-item>
        <text:list-item>
          <text:p text:style-name="P13"><text:span text:style-name="T11">Олон-нэг удамшил: </text:span><text:span text:style-name="T18">Зарим тохиолдол удамших класс нь нэгээс олон эх класстай байж болно. </text:span></text:p>
        </text:list-item>
        <text:list-item>
          <text:p text:style-name="P12"><text:span text:style-name="T11">Олон түвшинт</text:span><text:span text:style-name="T18"> </text:span><text:span text:style-name="T15">удамшил: </text:span><text:span text:style-name="T19">Удамших класс өөрөө удамших классаас үүснэ. </text:span></text:p>
        </text:list-item>
        <text:list-item>
          <text:p text:style-name="P12"><text:span text:style-name="T15">Шаталсан</text:span><text:span text:style-name="T19"> </text:span><text:span text:style-name="T15">удамшил: </text:span><text:span text:style-name="T19">Нэг эх классаас хоёроос цөөнгүй удамших класс үүсэх бол ийм удамшлыг шаталсан удамшил гэнэ. </text:span></text:p>
        </text:list-item>
        <text:list-item>
          <text:p text:style-name="P12"><text:span text:style-name="T15">Холимог</text:span><text:span text:style-name="T19"> </text:span><text:span text:style-name="T15">удамшил: </text:span><text:span text:style-name="T19">Холимог удамшил бол олон-нэг буюу нийлмэл удамшил, шаталсан удамшил хоёрын нийлэмж удамшил юм. </text:span></text:p>
        </text:list-item>
      </text:list>
      <text:p text:style-name="P16"><text:span text:style-name="T13">3.5 Удамшил ба байгуулагч функц</text:span></text:p>
      <text:p text:style-name="P22"><text:span text:style-name="T13">Э</text:span><text:span text:style-name="T14">х классын байгуулагч нь удамших классын байгуулагч дуудагдах бүрт ажилладаг. Харин удамших классын байгуулагч функц нь эх классынхаа харгалзах байгуулагчийг дуудна. Тэгэхлээр удамших классын анхдагч байгуулагч функц эх классынхаа анхдагч байгуулагч функцийг харин параметртэй байгуулагч эх классынхаа бичдэс нэг эсвэл түүнээс бага бичдэстэй байгуулагчийг дууддаг. </text:span></text:p>
      <text:p text:style-name="P16"><text:span text:style-name="T13">3.6 Удамшил ба устгагч функц</text:span></text:p>
      <text:p text:style-name="P22"><text:span text:style-name="T13">У</text:span><text:span text:style-name="T14">дамших классын обьект устахад эхлээд удамших классын устгагч, дараагаар нь эх классын устгагч тус тус дуудагдана. <text:s/></text:span></text:p>
      <text:h text:style-name="Heading_20_1" text:outline-level="1">4. ХЭРЭГЖҮҮЛЭЛТ</text:h>
      <text:p text:style-name="P4"><text:span text:style-name="T17">Удамшил ашиглаж лабораторийн ажил 9-г хийж гүйцэтгэв. Ингэхдээ шаталсан удамшлын төрөл болон public, private удамшлын горим ашиглав. Ерөнхий дүрс/shape/ гэсэн класс үүсгэж түүнээсээ private горимоор удамшуулан 2 хэмжээст дүрс/Two Dimensional Shape/ гэсэн классыг үүсгэв. 2D дүрс классаас public горимоор удамшуулж тойрог/circle/, квадрат/square/, гурвалжин/triangle/ гэсэн 3 класс үүсгэв.</text:span></text:p>
      <text:h text:style-name="Heading_20_1" text:outline-level="1"><text:soft-page-break/>5. ДҮГНЭЛТ</text:h>
      <text:p text:style-name="P7"><text:span text:style-name="T20">Удамшил ашиглаж програмын классуудад давтагдаж байгаа гишүүн өгөгдөл, гишүүн функцүүдыг багтаасан нэг ерөнхий класс заралснаар кодын мөрүүдийг хэмнэхээс гадна дараа нь ямар нэг алдаа эсвэл сайжруулах хэрэг гарвал бүх класс дээх очиж засхаас илүү зөвхөн эх класс дээр засах том боломж олгож байна.</text:span></text:p>
      <text:h text:style-name="Heading_20_1" text:outline-level="1">6. АШИГЛАСАН МАТЕРИАЛ</text:h>
      <text:p text:style-name="P18">1. Объект хандлагат технологийн С++ програмчлал, Ж.Пүрэв, 2008, Улаанбаатар.</text:p>
      <text:p text:style-name="P18">7. ХАВСРАЛТ</text:p>
      <text:p text:style-name="P2"><text:span text:style-name="T21">#include&lt;iostream&gt;</text:span></text:p>
      <text:p text:style-name="P2"><text:span text:style-name="T21">#include&lt;stdio.h&gt;</text:span></text:p>
      <text:p text:style-name="P2"><text:span text:style-name="T21">#include&lt;math.h&gt;</text:span></text:p>
      <text:p text:style-name="P2"><text:span text:style-name="T21">#include&lt;string.h&gt;</text:span></text:p>
      <text:p text:style-name="P5"/>
      <text:p text:style-name="P2"><text:span text:style-name="T21">using namespace std;</text:span></text:p>
      <text:p text:style-name="P5"/>
      <text:p text:style-name="P2"><text:span text:style-name="T21">class shape{</text:span></text:p>
      <text:p text:style-name="P2"><text:span text:style-name="T21"><text:tab/>protected:</text:span></text:p>
      <text:p text:style-name="P2"><text:span text:style-name="T21"><text:tab/><text:tab/>int lenght;</text:span></text:p>
      <text:p text:style-name="P2"><text:span text:style-name="T21"><text:tab/><text:tab/>char* name; </text:span></text:p>
      <text:p text:style-name="P2"><text:span text:style-name="T21"><text:tab/>public:</text:span></text:p>
      <text:p text:style-name="P2"><text:span text:style-name="T21"><text:tab/><text:tab/>void set_lenght(int k);</text:span></text:p>
      <text:p text:style-name="P2"><text:span text:style-name="T21"><text:tab/><text:tab/>void set_name(char* name);</text:span></text:p>
      <text:p text:style-name="P2"><text:span text:style-name="T21">};</text:span></text:p>
      <text:p text:style-name="P5"/>
      <text:p text:style-name="P2"><text:span text:style-name="T21">void shape::set_lenght(int k){</text:span></text:p>
      <text:p text:style-name="P2"><text:span text:style-name="T21"><text:tab/>lenght=k;</text:span></text:p>
      <text:p text:style-name="P2"><text:span text:style-name="T21">}</text:span></text:p>
      <text:p text:style-name="P5"/>
      <text:p text:style-name="P2"><text:span text:style-name="T21">void shape:set_name(char* name){</text:span></text:p>
      <text:p text:style-name="P2"><text:span text:style-name="T21"><text:tab/>strcpy(this-&gt;name, name);</text:span></text:p>
      <text:p text:style-name="P2"><text:span text:style-name="T21">}</text:span></text:p>
      <text:p text:style-name="P2"><text:span text:style-name="T21"><text:tab/><text:tab/></text:span></text:p>
      <text:p text:style-name="P2"><text:soft-page-break/><text:span text:style-name="T21">class twodimensionalshape:private shape{</text:span></text:p>
      <text:p text:style-name="P2"><text:span text:style-name="T21"><text:tab/>public:</text:span></text:p>
      <text:p text:style-name="P2"><text:span text:style-name="T21"><text:tab/><text:tab/>int *x;</text:span></text:p>
      <text:p text:style-name="P2"><text:span text:style-name="T21"><text:tab/><text:tab/>int *y;</text:span></text:p>
      <text:p text:style-name="P2"><text:span text:style-name="T21"><text:tab/><text:tab/>void set_point(int x, int y, int i){</text:span></text:p>
      <text:p text:style-name="P2"><text:span text:style-name="T21"><text:tab/><text:tab/><text:tab/>x[i] = x;</text:span></text:p>
      <text:p text:style-name="P2"><text:span text:style-name="T21"><text:tab/><text:tab/><text:tab/>y[i] = y;</text:span></text:p>
      <text:p text:style-name="P2"><text:span text:style-name="T21"><text:tab/><text:tab/>}</text:span></text:p>
      <text:p text:style-name="P2"><text:span text:style-name="T21"><text:tab/><text:tab/></text:span></text:p>
      <text:p text:style-name="P2"><text:span text:style-name="T21"><text:tab/><text:tab/>int get_x(int i){</text:span></text:p>
      <text:p text:style-name="P2"><text:span text:style-name="T21"><text:tab/><text:tab/><text:tab/>return x[i];</text:span></text:p>
      <text:p text:style-name="P2"><text:span text:style-name="T21"><text:tab/><text:tab/>}</text:span></text:p>
      <text:p text:style-name="P2"><text:span text:style-name="T21"><text:tab/><text:tab/></text:span></text:p>
      <text:p text:style-name="P2"><text:span text:style-name="T21"><text:tab/><text:tab/>int get_y(int i){</text:span></text:p>
      <text:p text:style-name="P2"><text:span text:style-name="T21"><text:tab/><text:tab/><text:tab/>return y[i];</text:span></text:p>
      <text:p text:style-name="P2"><text:span text:style-name="T21"><text:tab/><text:tab/>}</text:span></text:p>
      <text:p text:style-name="P2"><text:span text:style-name="T21"><text:tab/><text:tab/></text:span></text:p>
      <text:p text:style-name="P2"><text:span text:style-name="T21"><text:tab/><text:tab/>int get_lenght(){</text:span></text:p>
      <text:p text:style-name="P2"><text:span text:style-name="T21"><text:tab/><text:tab/><text:tab/>return lenght;</text:span></text:p>
      <text:p text:style-name="P2"><text:span text:style-name="T21"><text:tab/><text:tab/>}</text:span></text:p>
      <text:p text:style-name="P2"><text:span text:style-name="T21"><text:tab/><text:tab/></text:span></text:p>
      <text:p text:style-name="P2"><text:span text:style-name="T21"><text:tab/><text:tab/>char* get_name(){</text:span></text:p>
      <text:p text:style-name="P2"><text:span text:style-name="T21"><text:tab/><text:tab/><text:tab/>return name;</text:span></text:p>
      <text:p text:style-name="P2"><text:span text:style-name="T21"><text:tab/><text:tab/>}<text:tab/><text:tab/></text:span></text:p>
      <text:p text:style-name="P5"/>
      <text:p text:style-name="P2"><text:span text:style-name="T21"><text:tab/><text:tab/>~twodimensionalshape(){</text:span></text:p>
      <text:p text:style-name="P2"><text:span text:style-name="T21"><text:tab/><text:tab/><text:tab/>delete[] x;</text:span></text:p>
      <text:p text:style-name="P2"><text:span text:style-name="T21"><text:tab/><text:tab/><text:tab/>delete[] y;</text:span></text:p>
      <text:p text:style-name="P2"><text:span text:style-name="T21"><text:tab/><text:tab/>}</text:span></text:p>
      <text:p text:style-name="P2"><text:span text:style-name="T21">}; <text:s/></text:span></text:p>
      <text:p text:style-name="P5"/>
      <text:p text:style-name="P2"><text:soft-page-break/><text:span text:style-name="T21">class circle:public twodimensionalshape{<text:tab/><text:tab/></text:span></text:p>
      <text:p text:style-name="P2"><text:span text:style-name="T21"><text:tab/>public:</text:span></text:p>
      <text:p text:style-name="P2"><text:span text:style-name="T21"><text:tab/><text:tab/>circle(){</text:span></text:p>
      <text:p text:style-name="P2"><text:span text:style-name="T21"><text:tab/><text:tab/><text:tab/>x=new int[1];</text:span></text:p>
      <text:p text:style-name="P2"><text:span text:style-name="T21"><text:tab/><text:tab/><text:tab/>y=new int[1];</text:span></text:p>
      <text:p text:style-name="P2"><text:span text:style-name="T21"><text:tab/><text:tab/>}</text:span></text:p>
      <text:p text:style-name="P2"><text:span text:style-name="T21"><text:tab/><text:tab/>float talbai();</text:span></text:p>
      <text:p text:style-name="P2"><text:span text:style-name="T21"><text:tab/><text:tab/>float toirgiinurt();</text:span></text:p>
      <text:p text:style-name="P2"><text:span text:style-name="T21">};</text:span></text:p>
      <text:p text:style-name="P5"/>
      <text:p text:style-name="P2"><text:span text:style-name="T21">float circle::talbai(){</text:span></text:p>
      <text:p text:style-name="P2"><text:span text:style-name="T21"><text:tab/>int r=get_lenght();</text:span></text:p>
      <text:p text:style-name="P2"><text:span text:style-name="T21"><text:tab/>return 3.14*r*r;</text:span></text:p>
      <text:p text:style-name="P2"><text:span text:style-name="T21">}</text:span></text:p>
      <text:p text:style-name="P5"/>
      <text:p text:style-name="P2"><text:span text:style-name="T21">float circle::toirgiinurt(){</text:span></text:p>
      <text:p text:style-name="P2"><text:span text:style-name="T21"><text:tab/>int r=get_lenght();</text:span></text:p>
      <text:p text:style-name="P2"><text:span text:style-name="T21"><text:tab/>return 2*3.14*r;</text:span></text:p>
      <text:p text:style-name="P2"><text:span text:style-name="T21">}</text:span></text:p>
      <text:p text:style-name="P5"/>
      <text:p text:style-name="P2"><text:span text:style-name="T21">class kvadrat:public twodimensionalshape{</text:span></text:p>
      <text:p text:style-name="P2"><text:span text:style-name="T21"><text:tab/>public:</text:span></text:p>
      <text:p text:style-name="P2"><text:span text:style-name="T21"><text:tab/><text:tab/>kvadrat(){</text:span></text:p>
      <text:p text:style-name="P2"><text:span text:style-name="T21"><text:tab/><text:tab/><text:tab/>x=new int [4];</text:span></text:p>
      <text:p text:style-name="P2"><text:span text:style-name="T21"><text:tab/><text:tab/><text:tab/>y=new int [4];</text:span></text:p>
      <text:p text:style-name="P2"><text:span text:style-name="T21"><text:tab/><text:tab/>}</text:span></text:p>
      <text:p text:style-name="P2"><text:span text:style-name="T21"><text:tab/><text:tab/>float talbai();</text:span></text:p>
      <text:p text:style-name="P2"><text:span text:style-name="T21"><text:tab/><text:tab/>float primeter();</text:span></text:p>
      <text:p text:style-name="P2"><text:span text:style-name="T21"><text:tab/><text:tab/>void otherpoints();</text:span></text:p>
      <text:p text:style-name="P2"><text:span text:style-name="T21">};</text:span></text:p>
      <text:p text:style-name="P5"/>
      <text:p text:style-name="P2"><text:soft-page-break/><text:span text:style-name="T21">void kvadrat::otherpoints(){</text:span></text:p>
      <text:p text:style-name="P2"><text:span text:style-name="T21"><text:tab/>for(int i=0; i&lt;4; i++){</text:span></text:p>
      <text:p text:style-name="P2"><text:span text:style-name="T21"><text:tab/><text:tab/>if(i==0){</text:span></text:p>
      <text:p text:style-name="P2"><text:span text:style-name="T21"><text:tab/><text:tab/><text:tab/>x[i]=get_x(i);</text:span></text:p>
      <text:p text:style-name="P2"><text:span text:style-name="T21"><text:tab/><text:tab/><text:tab/>y[i]=get_y(i);</text:span></text:p>
      <text:p text:style-name="P2"><text:span text:style-name="T21"><text:tab/><text:tab/>}</text:span></text:p>
      <text:p text:style-name="P2"><text:span text:style-name="T21"><text:tab/><text:tab/>else if(i==1){</text:span></text:p>
      <text:p text:style-name="P2"><text:span text:style-name="T21"><text:tab/><text:tab/><text:tab/>x[i]=x[i-1]+get_lenght();</text:span></text:p>
      <text:p text:style-name="P2"><text:span text:style-name="T21"><text:tab/><text:tab/><text:tab/>y[i]=y[i-1];</text:span></text:p>
      <text:p text:style-name="P2"><text:span text:style-name="T21"><text:tab/><text:tab/>}</text:span></text:p>
      <text:p text:style-name="P2"><text:span text:style-name="T21"><text:tab/><text:tab/>else if(i==2){</text:span></text:p>
      <text:p text:style-name="P2"><text:span text:style-name="T21"><text:tab/><text:tab/><text:tab/>x[i]=x[i-1];</text:span></text:p>
      <text:p text:style-name="P2"><text:span text:style-name="T21"><text:tab/><text:tab/><text:tab/>y[i]=y[i-1]-get_lenght();</text:span></text:p>
      <text:p text:style-name="P2"><text:span text:style-name="T21"><text:tab/><text:tab/>}</text:span></text:p>
      <text:p text:style-name="P2"><text:span text:style-name="T21"><text:tab/><text:tab/>else if(i==3){</text:span></text:p>
      <text:p text:style-name="P2"><text:span text:style-name="T21"><text:tab/><text:tab/><text:tab/>x[i]=x[i-1]-get_lenght();</text:span></text:p>
      <text:p text:style-name="P2"><text:span text:style-name="T21"><text:tab/><text:tab/><text:tab/>y[i]=y[i-1];</text:span></text:p>
      <text:p text:style-name="P2"><text:span text:style-name="T21"><text:tab/><text:tab/>}</text:span></text:p>
      <text:p text:style-name="P2"><text:span text:style-name="T21"><text:tab/>}</text:span></text:p>
      <text:p text:style-name="P2"><text:span text:style-name="T21"><text:tab/>for(int i=1; i&lt;4; i++){</text:span></text:p>
      <text:p text:style-name="P2"><text:span text:style-name="T21"><text:tab/><text:tab/>if(i==1){</text:span></text:p>
      <text:p text:style-name="P2"><text:span text:style-name="T21"><text:tab/><text:tab/><text:tab/>cout&lt;&lt;"B point: ";</text:span></text:p>
      <text:p text:style-name="P2"><text:span text:style-name="T21"><text:tab/><text:tab/>}</text:span></text:p>
      <text:p text:style-name="P2"><text:span text:style-name="T21"><text:tab/><text:tab/>else if(i==2){</text:span></text:p>
      <text:p text:style-name="P2"><text:span text:style-name="T21"><text:tab/><text:tab/><text:tab/>cout&lt;&lt;"C point: ";</text:span></text:p>
      <text:p text:style-name="P2"><text:span text:style-name="T21"><text:tab/><text:tab/>}<text:tab/></text:span></text:p>
      <text:p text:style-name="P2"><text:span text:style-name="T21"><text:tab/><text:tab/>else if(i==3){</text:span></text:p>
      <text:p text:style-name="P2"><text:span text:style-name="T21"><text:tab/><text:tab/><text:tab/>cout&lt;&lt;"D point: ";</text:span></text:p>
      <text:p text:style-name="P2"><text:span text:style-name="T21"><text:tab/><text:tab/>}</text:span></text:p>
      <text:p text:style-name="P2"><text:span text:style-name="T21"><text:tab/><text:tab/>cout&lt;&lt;"x="&lt;&lt;x[i]&lt;&lt;" y="&lt;&lt;y[i]&lt;&lt;endl;</text:span></text:p>
      <text:p text:style-name="P2"><text:span text:style-name="T21"><text:tab/>}</text:span></text:p>
      <text:p text:style-name="P2"><text:soft-page-break/><text:span text:style-name="T21">}</text:span></text:p>
      <text:p text:style-name="P5"/>
      <text:p text:style-name="P2"><text:span text:style-name="T21">float kvadrat::talbai(){</text:span></text:p>
      <text:p text:style-name="P2"><text:span text:style-name="T21"><text:tab/>int a=get_lenght();</text:span></text:p>
      <text:p text:style-name="P2"><text:span text:style-name="T21"><text:tab/>return a*a;</text:span></text:p>
      <text:p text:style-name="P2"><text:span text:style-name="T21">}</text:span></text:p>
      <text:p text:style-name="P5"/>
      <text:p text:style-name="P2"><text:span text:style-name="T21">float kvadrat::primeter(){</text:span></text:p>
      <text:p text:style-name="P2"><text:span text:style-name="T21"><text:tab/>int a=get_lenght();</text:span></text:p>
      <text:p text:style-name="P2"><text:span text:style-name="T21"><text:tab/>return 4*a;</text:span></text:p>
      <text:p text:style-name="P2"><text:span text:style-name="T21">}</text:span></text:p>
      <text:p text:style-name="P5"/>
      <text:p text:style-name="P2"><text:span text:style-name="T21">class triangle:public twodimensionalshape{</text:span></text:p>
      <text:p text:style-name="P2"><text:span text:style-name="T21"><text:tab/>public:</text:span></text:p>
      <text:p text:style-name="P2"><text:span text:style-name="T21"><text:tab/><text:tab/>triangle(){</text:span></text:p>
      <text:p text:style-name="P2"><text:span text:style-name="T21"><text:tab/><text:tab/><text:tab/>x=new int [3];</text:span></text:p>
      <text:p text:style-name="P2"><text:span text:style-name="T21"><text:tab/><text:tab/><text:tab/>y=new int [3];</text:span></text:p>
      <text:p text:style-name="P2"><text:span text:style-name="T21"><text:tab/><text:tab/>}</text:span></text:p>
      <text:p text:style-name="P2"><text:span text:style-name="T21"><text:tab/><text:tab/>float talbai();</text:span></text:p>
      <text:p text:style-name="P2"><text:span text:style-name="T21"><text:tab/><text:tab/>float primeter();</text:span></text:p>
      <text:p text:style-name="P2"><text:span text:style-name="T21"><text:tab/><text:tab/>void otherpoints();</text:span></text:p>
      <text:p text:style-name="P2"><text:span text:style-name="T21">};</text:span></text:p>
      <text:p text:style-name="P5"/>
      <text:p text:style-name="P2"><text:span text:style-name="T21">void triangle::otherpoints(){</text:span></text:p>
      <text:p text:style-name="P2"><text:span text:style-name="T21"><text:tab/>float tal=(float)get_lenght()/(float)2;</text:span></text:p>
      <text:p text:style-name="P2"><text:span text:style-name="T21"><text:tab/>for(int i=0; i&lt;3; i++){</text:span></text:p>
      <text:p text:style-name="P2"><text:span text:style-name="T21"><text:tab/><text:tab/>if(i==0){</text:span></text:p>
      <text:p text:style-name="P2"><text:span text:style-name="T21"><text:tab/><text:tab/><text:tab/>x[i]=get_x(i);</text:span></text:p>
      <text:p text:style-name="P2"><text:span text:style-name="T21"><text:tab/><text:tab/><text:tab/>y[i]=get_y(i);</text:span></text:p>
      <text:p text:style-name="P2"><text:span text:style-name="T21"><text:tab/><text:tab/>}</text:span></text:p>
      <text:p text:style-name="P2"><text:span text:style-name="T21"><text:tab/><text:tab/>else if(i==1){</text:span></text:p>
      <text:p text:style-name="P2"><text:soft-page-break/><text:span text:style-name="T21"><text:tab/><text:tab/><text:tab/>x[i]=x[i-1]+tal;</text:span></text:p>
      <text:p text:style-name="P2"><text:span text:style-name="T21"><text:tab/><text:tab/><text:tab/>y[i]=y[i-1]-get_lenght();</text:span></text:p>
      <text:p text:style-name="P2"><text:span text:style-name="T21"><text:tab/><text:tab/>}</text:span></text:p>
      <text:p text:style-name="P2"><text:span text:style-name="T21"><text:tab/><text:tab/>else if(i==2){</text:span></text:p>
      <text:p text:style-name="P2"><text:span text:style-name="T21"><text:tab/><text:tab/><text:tab/>x[i]=x[i-2]-tal;</text:span></text:p>
      <text:p text:style-name="P2"><text:span text:style-name="T21"><text:tab/><text:tab/><text:tab/>y[i]=y[i-1];</text:span></text:p>
      <text:p text:style-name="P2"><text:span text:style-name="T21"><text:tab/><text:tab/>}</text:span></text:p>
      <text:p text:style-name="P2"><text:span text:style-name="T21"><text:tab/>}</text:span></text:p>
      <text:p text:style-name="P2"><text:span text:style-name="T21"><text:tab/>for(int i=1; i&lt;3; i++){</text:span></text:p>
      <text:p text:style-name="P2"><text:span text:style-name="T21"><text:tab/><text:tab/>if(i==1){</text:span></text:p>
      <text:p text:style-name="P2"><text:span text:style-name="T21"><text:tab/><text:tab/><text:tab/>cout&lt;&lt;"B point: ";</text:span></text:p>
      <text:p text:style-name="P2"><text:span text:style-name="T21"><text:tab/><text:tab/>}</text:span></text:p>
      <text:p text:style-name="P2"><text:span text:style-name="T21"><text:tab/><text:tab/>else if(i==2){</text:span></text:p>
      <text:p text:style-name="P2"><text:span text:style-name="T21"><text:tab/><text:tab/><text:tab/>cout&lt;&lt;"C point: ";</text:span></text:p>
      <text:p text:style-name="P2"><text:span text:style-name="T21"><text:tab/><text:tab/>}</text:span></text:p>
      <text:p text:style-name="P2"><text:span text:style-name="T21"><text:tab/><text:tab/>cout&lt;&lt;"x="&lt;&lt;x[i]&lt;&lt;" y="&lt;&lt;y[i]&lt;&lt;endl;</text:span></text:p>
      <text:p text:style-name="P2"><text:span text:style-name="T21"><text:tab/>}</text:span></text:p>
      <text:p text:style-name="P2"><text:span text:style-name="T21">}</text:span></text:p>
      <text:p text:style-name="P5"/>
      <text:p text:style-name="P2"><text:span text:style-name="T21">float triangle::talbai(){</text:span></text:p>
      <text:p text:style-name="P2"><text:span text:style-name="T21"><text:tab/>int a=get_lenght();</text:span></text:p>
      <text:p text:style-name="P2"><text:span text:style-name="T21"><text:tab/>float b=a/2;</text:span></text:p>
      <text:p text:style-name="P2"><text:span text:style-name="T21"><text:tab/>float h=sqrt((a*a)-(b*b));</text:span></text:p>
      <text:p text:style-name="P2"><text:span text:style-name="T21"><text:tab/>return 0.5*h*a;</text:span></text:p>
      <text:p text:style-name="P2"><text:span text:style-name="T21">}</text:span></text:p>
      <text:p text:style-name="P5"/>
      <text:p text:style-name="P2"><text:span text:style-name="T21">float triangle::primeter(){</text:span></text:p>
      <text:p text:style-name="P2"><text:span text:style-name="T21"><text:tab/>int a=get_lenght();</text:span></text:p>
      <text:p text:style-name="P2"><text:span text:style-name="T21"><text:tab/>return 3*a;</text:span></text:p>
      <text:p text:style-name="P2"><text:span text:style-name="T21">}</text:span></text:p>
      <text:p text:style-name="P5"/>
      <text:p text:style-name="P2"><text:soft-page-break/><text:span text:style-name="T21">int main(){</text:span></text:p>
      <text:p text:style-name="P2"><text:span text:style-name="T21"><text:tab/>int a,x,y;</text:span></text:p>
      <text:p text:style-name="P2"><text:span text:style-name="T21"><text:tab/>circle c;</text:span></text:p>
      <text:p text:style-name="P2"><text:span text:style-name="T21"><text:tab/>kvadrat k;</text:span></text:p>
      <text:p text:style-name="P2"><text:span text:style-name="T21"><text:tab/>triangle t;</text:span></text:p>
      <text:p text:style-name="P2"><text:span text:style-name="T21"><text:tab/></text:span></text:p>
      <text:p text:style-name="P2"><text:span text:style-name="T21"><text:tab/>cout&lt;&lt;"Circle"&lt;&lt;endl;</text:span></text:p>
      <text:p text:style-name="P2"><text:span text:style-name="T21"><text:tab/>c.set_point(1,1,0);</text:span></text:p>
      <text:p text:style-name="P2"><text:span text:style-name="T21"><text:tab/>c.set_lenght(3);</text:span></text:p>
      <text:p text:style-name="P2"><text:span text:style-name="T21"><text:tab/>cout&lt;&lt;"Toirgiin tov: "&lt;&lt;c.get_x(0)&lt;&lt;" "&lt;&lt;c.get_y(0)&lt;&lt;endl;</text:span></text:p>
      <text:p text:style-name="P2"><text:span text:style-name="T21"><text:tab/>cout&lt;&lt;"Radius: "&lt;&lt;c.get_lenght()&lt;&lt;endl;</text:span></text:p>
      <text:p text:style-name="P2"><text:span text:style-name="T21"><text:tab/>cout&lt;&lt;"Talbai: "&lt;&lt;c.talbai()&lt;&lt;endl;</text:span></text:p>
      <text:p text:style-name="P2"><text:span text:style-name="T21"><text:tab/>cout&lt;&lt;"Toirgiin urt: "&lt;&lt;c.toirgiinurt()&lt;&lt;endl;</text:span></text:p>
      <text:p text:style-name="P2"><text:span text:style-name="T21"><text:tab/></text:span></text:p>
      <text:p text:style-name="P2"><text:span text:style-name="T21"><text:tab/>cout&lt;&lt;"Kvadrat"&lt;&lt;endl;</text:span></text:p>
      <text:p text:style-name="P2"><text:span text:style-name="T21"><text:tab/>k.set_point(2,2,0);</text:span></text:p>
      <text:p text:style-name="P2"><text:span text:style-name="T21"><text:tab/>k.set_lenght(4);</text:span></text:p>
      <text:p text:style-name="P2"><text:span text:style-name="T21"><text:tab/>cout&lt;&lt;"Urt: "&lt;&lt;k.get_lenght()&lt;&lt;endl;</text:span></text:p>
      <text:p text:style-name="P2"><text:span text:style-name="T21"><text:tab/>cout&lt;&lt;"A point: "&lt;&lt;"x="&lt;&lt;k.get_x(0)&lt;&lt;" y="&lt;&lt;k.get_y(0)&lt;&lt;endl;</text:span></text:p>
      <text:p text:style-name="P2"><text:span text:style-name="T21"><text:tab/>k.otherpoints();</text:span></text:p>
      <text:p text:style-name="P2"><text:span text:style-name="T21"><text:tab/>cout&lt;&lt;"Talbai: "&lt;&lt;k.talbai()&lt;&lt;endl;</text:span></text:p>
      <text:p text:style-name="P2"><text:span text:style-name="T21"><text:tab/>cout&lt;&lt;"Primeter: "&lt;&lt;k.primeter()&lt;&lt;endl;</text:span></text:p>
      <text:p text:style-name="P2"><text:span text:style-name="T21"><text:tab/></text:span></text:p>
      <text:p text:style-name="P2"><text:span text:style-name="T21"><text:tab/>cout&lt;&lt;"Zov gurvaljin"&lt;&lt;endl;</text:span></text:p>
      <text:p text:style-name="P2"><text:span text:style-name="T21"><text:tab/>t.set_point(4,4,0);</text:span></text:p>
      <text:p text:style-name="P2"><text:span text:style-name="T21"><text:tab/>t.set_lenght(3);</text:span></text:p>
      <text:p text:style-name="P2"><text:span text:style-name="T21"><text:tab/>cout&lt;&lt;"Urt: "&lt;&lt;t.get_lenght()&lt;&lt;endl;</text:span></text:p>
      <text:p text:style-name="P2"><text:span text:style-name="T21"><text:tab/>cout&lt;&lt;"A point: "&lt;&lt;"x="&lt;&lt;t.get_x(0)&lt;&lt;" y="&lt;&lt;t.get_y(0)&lt;&lt;endl;</text:span></text:p>
      <text:p text:style-name="P2"><text:span text:style-name="T21"><text:tab/>t.otherpoints();</text:span></text:p>
      <text:p text:style-name="P2"><text:span text:style-name="T21"><text:tab/>cout&lt;&lt;"Talbai: "&lt;&lt;t.talbai()&lt;&lt;endl;</text:span></text:p>
      <text:p text:style-name="P2"><text:span text:style-name="T21"><text:tab/>cout&lt;&lt;"Primeter: "&lt;&lt;t.primeter()&lt;&lt;endl;</text:span></text:p>
      <text:p text:style-name="P2"><text:soft-page-break/><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ymbol" svg:font-family="'Segoe UI Symbol'"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ymbol1" svg:font-family="'Segoe UI 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Times New Roman1"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Times New Roman" fo:font-family="'Times New Roman'" style:font-family-generic="swiss" style:font-pitch="variable"/>
    </style:style>
    <style:style style:name="Heading_20_2" style:display-name="Heading 2" style:family="paragraph" style:parent-style-name="Heading" style:default-outline-level="2" style:list-style-name="" style:class="text">
      <style:text-properties style:font-name="Times New Roman" fo:font-family="'Times New Roman'" style:font-family-generic="swiss" style:font-pitch="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style style:name="Footer" style:family="paragraph" style:parent-style-name="Standard" style:default-outline-level="" style:class="extra"/>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56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Хуудас <text:page-number text:select-page="current">10</text:page-number><text:tab/><text:tab/><text:tab/><text:tab/><text:tab/><text:tab/><text:tab/><text:tab/><text:tab/><text:tab/><text:tab/>2016/11/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9:54:00</meta:creation-date>
    <dc:language>en-US</dc:language>
    <dc:date>2018-05-15T03:40:56.058537491</dc:date>
    <meta:editing-cycles>23</meta:editing-cycles>
    <meta:editing-duration>PT1H34M18S</meta:editing-duration>
    <meta:generator>LibreOffice/6.0.3.2$Linux_X86_64 LibreOffice_project/00m0$Build-2</meta:generator>
    <meta:document-statistic meta:table-count="0" meta:image-count="0" meta:object-count="0" meta:page-count="10" meta:paragraph-count="241" meta:word-count="834" meta:character-count="6746" meta:non-whitespace-character-count="58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